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231B1D8595DE55845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6.828cm" svg:height="14.843cm" draw:z-index="0"><draw:image xlink:href="Pictures/100000000000027C00000231B1D8595DE55845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8T11:36:15.616727795</meta:creation-date>
    <dc:date>2023-05-18T11:36:30.088323657</dc:date>
    <meta:editing-duration>PT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